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A0000000A92BC6A1B.png" manifest:media-type="image/png"/>
  <manifest:file-entry manifest:full-path="Pictures/10000000000005A000000002BF212069.png" manifest:media-type="image/png"/>
  <manifest:file-entry manifest:full-path="Pictures/10000000000000060000000843A798F0.png" manifest:media-type="image/png"/>
  <manifest:file-entry manifest:full-path="Pictures/100000000000000600000008F91F817F.png" manifest:media-type="image/png"/>
  <manifest:file-entry manifest:full-path="Pictures/100000000000059C00000002927DE99F.png" manifest:media-type="image/png"/>
  <manifest:file-entry manifest:full-path="Pictures/10000000000005E30000001D14F88E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5021in" table:align="left" style:writing-mode="lr-tb"/>
    </style:style>
    <style:style style:name="Table1.A" style:family="table-column">
      <style:table-column-properties style:column-width="0.016in"/>
    </style:style>
    <style:style style:name="Table1.B" style:family="table-column">
      <style:table-column-properties style:column-width="1.2479in"/>
    </style:style>
    <style:style style:name="Table1.C" style:family="table-column">
      <style:table-column-properties style:column-width="6.125in"/>
    </style:style>
    <style:style style:name="Table1.D" style:family="table-column">
      <style:table-column-properties style:column-width="0.0972in"/>
    </style:style>
    <style:style style:name="Table1.1" style:family="table-row">
      <style:table-row-properties style:min-row-height="0.3299in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B1" style:family="table-cell">
      <style:table-cell-properties style:vertical-align="top" fo:padding="0in" fo:border-left="none" fo:border-right="1pt solid #000000" fo:border-top="none" fo:border-bottom="none" style:writing-mode="lr-tb"/>
    </style:style>
    <style:style style:name="Table1.2" style:family="table-row">
      <style:table-row-properties style:min-row-height="0.2604in" fo:keep-together="auto"/>
    </style:style>
    <style:style style:name="Table1.B2" style:family="table-cell">
      <style:table-cell-properties style:vertical-align="top" fo:padding="0in" fo:border-left="none" fo:border-right="1pt solid #000000" fo:border-top="none" fo:border-bottom="1pt solid #000000" style:writing-mode="lr-tb"/>
    </style:style>
    <style:style style:name="Table1.C2" style:family="table-cell">
      <style:table-cell-properties style:vertical-align="top" fo:padding="0in" fo:border-left="none" fo:border-right="none" fo:border-top="none" fo:border-bottom="1pt solid #000000" style:writing-mode="lr-tb"/>
    </style:style>
    <style:style style:name="Table1.3" style:family="table-row">
      <style:table-row-properties style:min-row-height="0.3403in" fo:keep-together="auto"/>
    </style:style>
    <style:style style:name="Table1.4" style:family="table-row">
      <style:table-row-properties style:min-row-height="0.3021in" fo:keep-together="auto"/>
    </style:style>
    <style:style style:name="Table1.5" style:family="table-row">
      <style:table-row-properties style:min-row-height="0.1458in" fo:keep-together="auto"/>
    </style:style>
    <style:style style:name="Table1.6" style:family="table-row">
      <style:table-row-properties style:min-row-height="0.1354in" fo:keep-together="auto"/>
    </style:style>
    <style:style style:name="Table1.9" style:family="table-row">
      <style:table-row-properties style:min-row-height="0.0938in" fo:keep-together="auto"/>
    </style:style>
    <style:style style:name="Table1.10" style:family="table-row">
      <style:table-row-properties style:min-row-height="0.1042in" fo:keep-together="auto"/>
    </style:style>
    <style:style style:name="Table1.B10" style:family="table-cell">
      <style:table-cell-properties style:vertical-align="top" fo:padding="0in" fo:border-left="none" fo:border-right="1pt solid #ffffff" fo:border-top="none" fo:border-bottom="none" style:writing-mode="lr-tb"/>
    </style:style>
    <style:style style:name="Table1.11" style:family="table-row">
      <style:table-row-properties style:min-row-height="0.1563in" fo:keep-together="auto"/>
    </style:style>
    <style:style style:name="Table2" style:family="table" style:master-page-name="Convert_20_1">
      <style:table-properties style:width="7.8333in" style:page-number="auto" table:align="left" style:writing-mode="lr-tb"/>
    </style:style>
    <style:style style:name="Table2.A" style:family="table-column">
      <style:table-column-properties style:column-width="0.1944in"/>
    </style:style>
    <style:style style:name="Table2.B" style:family="table-column">
      <style:table-column-properties style:column-width="0.5in"/>
    </style:style>
    <style:style style:name="Table2.C" style:family="table-column">
      <style:table-column-properties style:column-width="1.1319in"/>
    </style:style>
    <style:style style:name="Table2.D" style:family="table-column">
      <style:table-column-properties style:column-width="5.8194in"/>
    </style:style>
    <style:style style:name="Table2.E" style:family="table-column">
      <style:table-column-properties style:column-width="0.1875in"/>
    </style:style>
    <style:style style:name="Table2.1" style:family="table-row">
      <style:table-row-properties style:min-row-height="0.3542in" fo:keep-together="auto"/>
    </style:style>
    <style:style style:name="Table2.A1" style:family="table-cell">
      <style:table-cell-properties style:vertical-align="top" fo:padding="0in" fo:border="none" style:writing-mode="lr-tb"/>
    </style:style>
    <style:style style:name="Table2.2" style:family="table-row">
      <style:table-row-properties style:min-row-height="0.3021in" fo:keep-together="auto"/>
    </style:style>
    <style:style style:name="Table2.3" style:family="table-row">
      <style:table-row-properties style:min-row-height="0.2813in" fo:keep-together="auto"/>
    </style:style>
    <style:style style:name="Table2.4" style:family="table-row">
      <style:table-row-properties style:min-row-height="0.2708in" fo:keep-together="auto"/>
    </style:style>
    <style:style style:name="Table2.5" style:family="table-row">
      <style:table-row-properties style:min-row-height="0.1458in" fo:keep-together="auto"/>
    </style:style>
    <style:style style:name="Table2.6" style:family="table-row">
      <style:table-row-properties style:min-row-height="0.1354in" fo:keep-together="auto"/>
    </style:style>
    <style:style style:name="Table2.10" style:family="table-row">
      <style:table-row-properties style:min-row-height="0.2396in" fo:keep-together="auto"/>
    </style:style>
    <style:style style:name="Table2.11" style:family="table-row">
      <style:table-row-properties style:min-row-height="0.3438in" fo:keep-together="auto"/>
    </style:style>
    <style:style style:name="Table2.44" style:family="table-row">
      <style:table-row-properties style:min-row-height="0.0521in" fo:keep-together="auto"/>
    </style:style>
    <style:style style:name="Table3" style:family="table" style:master-page-name="Convert_20_2">
      <style:table-properties style:width="7.8333in" style:page-number="auto" table:align="left" style:writing-mode="lr-tb"/>
    </style:style>
    <style:style style:name="Table3.A" style:family="table-column">
      <style:table-column-properties style:column-width="0.6944in"/>
    </style:style>
    <style:style style:name="Table3.B" style:family="table-column">
      <style:table-column-properties style:column-width="1.1319in"/>
    </style:style>
    <style:style style:name="Table3.C" style:family="table-column">
      <style:table-column-properties style:column-width="5.8194in"/>
    </style:style>
    <style:style style:name="Table3.D" style:family="table-column">
      <style:table-column-properties style:column-width="0.1875in"/>
    </style:style>
    <style:style style:name="Table3.1" style:family="table-row">
      <style:table-row-properties style:min-row-height="0.3438in" fo:keep-together="auto"/>
    </style:style>
    <style:style style:name="Table3.A1" style:family="table-cell">
      <style:table-cell-properties style:vertical-align="top" fo:padding="0in" fo:border="none" style:writing-mode="lr-tb"/>
    </style:style>
    <style:style style:name="Table3.2" style:family="table-row">
      <style:table-row-properties style:min-row-height="0.2813in" fo:keep-together="auto"/>
    </style:style>
    <style:style style:name="Table3.4" style:family="table-row">
      <style:table-row-properties style:min-row-height="0.2708in" fo:keep-together="auto"/>
    </style:style>
    <style:style style:name="Table3.11" style:family="table-row">
      <style:table-row-properties style:min-row-height="0.2396in" fo:keep-together="auto"/>
    </style:style>
    <style:style style:name="Table3.21" style:family="table-row">
      <style:table-row-properties style:min-row-height="0.1458in" fo:keep-together="auto"/>
    </style:style>
    <style:style style:name="Table3.22" style:family="table-row">
      <style:table-row-properties style:min-row-height="0.1354in" fo:keep-together="auto"/>
    </style:style>
    <style:style style:name="Table3.31" style:family="table-row">
      <style:table-row-properties style:min-row-height="0.266in" fo:keep-together="auto"/>
    </style:style>
    <style:style style:name="Table4" style:family="table" style:master-page-name="Convert_20_3">
      <style:table-properties style:width="4.25in" fo:margin-left="0.1528in" style:page-number="auto" table:align="left" style:writing-mode="lr-tb"/>
    </style:style>
    <style:style style:name="Table4.A" style:family="table-column">
      <style:table-column-properties style:column-width="0.9861in"/>
    </style:style>
    <style:style style:name="Table4.B" style:family="table-column">
      <style:table-column-properties style:column-width="0.4444in"/>
    </style:style>
    <style:style style:name="Table4.C" style:family="table-column">
      <style:table-column-properties style:column-width="0.6111in"/>
    </style:style>
    <style:style style:name="Table4.D" style:family="table-column">
      <style:table-column-properties style:column-width="0.4167in"/>
    </style:style>
    <style:style style:name="Table4.E" style:family="table-column">
      <style:table-column-properties style:column-width="0.1806in"/>
    </style:style>
    <style:style style:name="Table4.F" style:family="table-column">
      <style:table-column-properties style:column-width="0.625in"/>
    </style:style>
    <style:style style:name="Table4.G" style:family="table-column">
      <style:table-column-properties style:column-width="0.3611in"/>
    </style:style>
    <style:style style:name="Table4.1" style:family="table-row">
      <style:table-row-properties style:min-row-height="0.1674in" fo:keep-together="auto"/>
    </style:style>
    <style:style style:name="Table4.A1" style:family="table-cell">
      <style:table-cell-properties style:vertical-align="top" fo:padding="0in" fo:border="none" style:writing-mode="lr-tb"/>
    </style:style>
    <style:style style:name="Table4.2" style:family="table-row">
      <style:table-row-properties style:min-row-height="0.2396in" fo:keep-together="auto"/>
    </style:style>
    <style:style style:name="Table4.4" style:family="table-row">
      <style:table-row-properties style:min-row-height="0.2292in" fo:keep-together="auto"/>
    </style:style>
    <style:style style:name="P1" style:family="paragraph" style:parent-style-name="Standard">
      <style:paragraph-properties style:line-height-at-least="0in"/>
    </style:style>
    <style:style style:name="P2" style:family="paragraph" style:parent-style-name="Standard">
      <style:paragraph-properties fo:margin-left="0.0835in" fo:margin-right="0in" style:line-height-at-least="0in"/>
    </style:style>
    <style:style style:name="P3" style:family="paragraph" style:parent-style-name="Standard">
      <style:paragraph-properties fo:margin-left="0.0693in" fo:margin-right="0in" style:line-height-at-least="0in"/>
    </style:style>
    <style:style style:name="P4" style:family="paragraph" style:parent-style-name="Standard">
      <style:paragraph-properties fo:margin-left="0.0902in" fo:margin-right="0in" style:line-height-at-least="0in"/>
    </style:style>
    <style:style style:name="P5" style:family="paragraph" style:parent-style-name="Standard">
      <style:paragraph-properties fo:margin-left="0.2638in" fo:margin-right="0in" style:line-height-at-least="0in"/>
    </style:style>
    <style:style style:name="P6" style:family="paragraph" style:parent-style-name="Standard">
      <style:paragraph-properties fo:margin-left="0.1665in" fo:margin-right="0in" style:line-height-at-least="0in"/>
    </style:style>
    <style:style style:name="P7" style:family="paragraph" style:parent-style-name="Standard">
      <style:paragraph-properties style:line-height-at-least="0in" fo:text-align="end" style:justify-single-word="false"/>
    </style:style>
    <style:style style:name="P8" style:family="paragraph" style:parent-style-name="Standard">
      <style:paragraph-properties fo:margin-right="0.0382in" style:line-height-at-least="0in" fo:text-align="end" style:justify-single-word="false"/>
    </style:style>
    <style:style style:name="P9" style:family="paragraph" style:parent-style-name="Standard">
      <style:paragraph-properties fo:margin-right="0.1772in" style:line-height-at-least="0in" fo:text-align="end" style:justify-single-word="false"/>
    </style:style>
    <style:style style:name="P10" style:family="paragraph" style:parent-style-name="Standard">
      <style:paragraph-properties fo:margin-right="0.1217in" style:line-height-at-least="0in" fo:text-align="end" style:justify-single-word="false"/>
    </style:style>
    <style:style style:name="P11" style:family="paragraph" style:parent-style-name="Standard">
      <style:paragraph-properties fo:margin-right="0.0799in" style:line-height-at-least="0in" fo:text-align="end" style:justify-single-word="false"/>
    </style:style>
    <style:style style:name="P12" style:family="paragraph" style:parent-style-name="Standard">
      <style:paragraph-properties fo:margin-right="0.2602in" style:line-height-at-least="0in" fo:text-align="end" style:justify-single-word="false"/>
    </style:style>
    <style:style style:name="P13" style:family="paragraph" style:parent-style-name="Standard">
      <style:paragraph-properties fo:margin-right="0.0244in" style:line-height-at-least="0in" fo:text-align="end" style:justify-single-word="false"/>
    </style:style>
    <style:style style:name="P14" style:family="paragraph" style:parent-style-name="Standard">
      <style:paragraph-properties fo:margin-right="0.5244in" style:line-height-at-least="0in" fo:text-align="end" style:justify-single-word="false"/>
    </style:style>
    <style:style style:name="P15" style:family="paragraph" style:parent-style-name="Standard">
      <style:paragraph-properties fo:margin-left="0.0138in" fo:margin-right="0in" style:line-height-at-least="0in"/>
    </style:style>
    <style:style style:name="P16" style:family="paragraph" style:parent-style-name="Standard">
      <style:paragraph-properties fo:margin-left="0.028in" fo:margin-right="0in" style:line-height-at-least="0in"/>
    </style:style>
    <style:style style:name="P17" style:family="paragraph" style:parent-style-name="Standard">
      <style:paragraph-properties fo:margin-left="0.1528in" fo:margin-right="0in" style:line-height-at-least="0in"/>
    </style:style>
    <style:style style:name="P18" style:family="paragraph" style:parent-style-name="Standard">
      <style:paragraph-properties fo:margin-left="0.2917in" fo:margin-right="0in" style:line-height-at-least="0in"/>
    </style:style>
    <style:style style:name="P19" style:family="paragraph" style:parent-style-name="Standard">
      <style:paragraph-properties fo:margin-left="0.2917in" fo:margin-right="0in" style:line-height-at-least="0in">
        <style:tab-stops>
          <style:tab-stop style:position="1.611in"/>
        </style:tab-stops>
      </style:paragraph-properties>
    </style:style>
    <style:style style:name="P20" style:family="paragraph" style:parent-style-name="Standard">
      <style:paragraph-properties fo:margin-left="0.2917in" fo:margin-right="0in" style:line-height-at-least="0in">
        <style:tab-stops>
          <style:tab-stop style:position="2.1252in"/>
        </style:tab-stops>
      </style:paragraph-properties>
    </style:style>
    <style:style style:name="P21" style:family="paragraph" style:parent-style-name="Standard">
      <style:paragraph-properties fo:margin-left="0.2917in" fo:margin-right="0in" style:line-height-at-least="0in">
        <style:tab-stops>
          <style:tab-stop style:position="2.0972in"/>
        </style:tab-stops>
      </style:paragraph-properties>
    </style:style>
    <style:style style:name="P22" style:family="paragraph" style:parent-style-name="Standard">
      <style:paragraph-properties fo:margin-left="0.2917in" fo:margin-right="0in" style:line-height-at-least="0in">
        <style:tab-stops>
          <style:tab-stop style:position="2.0835in"/>
        </style:tab-stops>
      </style:paragraph-properties>
    </style:style>
    <style:style style:name="P23" style:family="paragraph" style:parent-style-name="Standard">
      <style:paragraph-properties fo:margin-left="0.2917in" fo:margin-right="0in" style:line-height-at-least="0in">
        <style:tab-stops>
          <style:tab-stop style:position="2.3335in"/>
        </style:tab-stops>
      </style:paragraph-properties>
    </style:style>
    <style:style style:name="P24" style:family="paragraph" style:parent-style-name="Standard">
      <style:paragraph-properties fo:margin-left="0.2917in" fo:margin-right="0in" style:line-height-at-least="0in">
        <style:tab-stops>
          <style:tab-stop style:position="2.0555in"/>
        </style:tab-stops>
      </style:paragraph-properties>
    </style:style>
    <style:style style:name="P25" style:family="paragraph" style:parent-style-name="Standard" style:master-page-name="Convert_20_4">
      <style:paragraph-properties fo:margin-left="0.2917in" fo:margin-right="0in" style:line-height-at-least="0in" style:page-number="auto">
        <style:tab-stops>
          <style:tab-stop style:position="2.0138in"/>
        </style:tab-stops>
      </style:paragraph-properties>
    </style:style>
    <style:style style:name="P26" style:family="paragraph" style:parent-style-name="Standard">
      <style:paragraph-properties fo:line-height="0.2083in"/>
      <style:text-properties style:font-name="Times New Roman" fo:font-size="12pt" style:font-name-asian="Times New Roman" style:font-size-asian="12pt" style:font-name-complex="Times New Roman"/>
    </style:style>
    <style:style style:name="P27" style:family="paragraph" style:parent-style-name="Standard">
      <style:paragraph-properties fo:line-height="0.0138in"/>
      <style:text-properties style:font-name="Times New Roman" fo:font-size="12pt" style:font-name-asian="Times New Roman" style:font-size-asian="12pt" style:font-name-complex="Times New Roman"/>
    </style:style>
    <style:style style:name="P28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/>
    </style:style>
    <style:style style:name="P29" style:family="paragraph" style:parent-style-name="Standard">
      <style:paragraph-properties fo:line-height="0.139in"/>
      <style:text-properties style:font-name="Times New Roman" fo:font-size="12pt" style:font-name-asian="Times New Roman" style:font-size-asian="12pt" style:font-name-complex="Times New Roman"/>
    </style:style>
    <style:style style:name="P30" style:family="paragraph" style:parent-style-name="Standard">
      <style:paragraph-properties fo:line-height="0.2362in"/>
      <style:text-properties style:font-name="Times New Roman" fo:font-size="12pt" style:font-name-asian="Times New Roman" style:font-size-asian="12pt" style:font-name-complex="Times New Roman"/>
    </style:style>
    <style:style style:name="P31" style:family="paragraph" style:parent-style-name="Standard">
      <style:paragraph-properties fo:line-height="0.1626in"/>
      <style:text-properties style:font-name="Times New Roman" fo:font-size="12pt" style:font-name-asian="Times New Roman" style:font-size-asian="12pt" style:font-name-complex="Times New Roman"/>
    </style:style>
    <style:style style:name="P32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 style:text-scale="97%"/>
    </style:style>
    <style:style style:name="P33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 style:text-scale="98%"/>
    </style:style>
    <style:style style:name="P34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 style:text-scale="93%"/>
    </style:style>
    <style:style style:name="P35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 style:text-scale="99%"/>
    </style:style>
    <style:style style:name="P36" style:family="paragraph" style:parent-style-name="Standard">
      <style:paragraph-properties fo:line-height="0.0791in"/>
      <style:text-properties style:font-name="Times New Roman" fo:font-size="12pt" style:font-name-asian="Times New Roman" style:font-size-asian="12pt" style:font-name-complex="Times New Roman"/>
    </style:style>
    <style:style style:name="P37" style:family="paragraph" style:parent-style-name="Standard">
      <style:paragraph-properties fo:line-height="0.0898in"/>
      <style:text-properties style:font-name="Times New Roman" fo:font-size="12pt" style:font-name-asian="Times New Roman" style:font-size-asian="12pt" style:font-name-complex="Times New Roman"/>
    </style:style>
    <style:style style:name="P38" style:family="paragraph" style:parent-style-name="Standard">
      <style:paragraph-properties fo:line-height="0.25in"/>
      <style:text-properties style:font-name="Times New Roman" fo:font-size="12pt" style:font-name-asian="Times New Roman" style:font-size-asian="12pt" style:font-name-complex="Times New Roman"/>
    </style:style>
    <style:style style:name="P39" style:family="paragraph" style:parent-style-name="Standard">
      <style:paragraph-properties style:line-height-at-least="0in" style:snap-to-layout-grid="false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40" style:family="paragraph" style:parent-style-name="Standard">
      <style:paragraph-properties fo:line-height="0.222in"/>
      <style:text-properties style:font-name="Times New Roman" fo:font-size="15pt" style:font-name-asian="Times New Roman" style:font-size-asian="15pt" style:font-name-complex="Times New Roman"/>
    </style:style>
    <style:style style:name="P41" style:family="paragraph" style:parent-style-name="Standard">
      <style:paragraph-properties fo:line-height="0.139in"/>
      <style:text-properties style:font-name="Times New Roman" style:font-name-asian="Times New Roman" style:font-name-complex="Times New Roman"/>
    </style:style>
    <style:style style:name="P42" style:family="paragraph" style:parent-style-name="Standard">
      <style:paragraph-properties fo:line-height="0.1854in"/>
      <style:text-properties style:font-name="Times New Roman" style:font-name-asian="Times New Roman" style:font-name-complex="Times New Roman"/>
    </style:style>
    <style:style style:name="P43" style:family="paragraph" style:parent-style-name="Standard">
      <style:paragraph-properties fo:line-height="0.1728in"/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line-height="0.128in"/>
      <style:text-properties style:font-name="Times New Roman" style:font-name-asian="Times New Roman" style:font-name-complex="Times New Roman"/>
    </style:style>
    <style:style style:name="P45" style:family="paragraph" style:parent-style-name="Standard">
      <style:paragraph-properties fo:line-height="0.1382in"/>
      <style:text-properties style:font-name="Times New Roman" style:font-name-asian="Times New Roman" style:font-name-complex="Times New Roman"/>
    </style:style>
    <style:style style:name="P46" style:family="paragraph" style:parent-style-name="Standard">
      <style:paragraph-properties fo:line-height="0.1457in"/>
      <style:text-properties style:font-name="Times New Roman" style:font-name-asian="Times New Roman" style:font-name-complex="Times New Roman"/>
    </style:style>
    <style:style style:name="P47" style:family="paragraph" style:parent-style-name="Standard">
      <style:paragraph-properties fo:line-height="0.1417in"/>
      <style:text-properties style:font-name="Times New Roman" style:font-name-asian="Times New Roman" style:font-name-complex="Times New Roman"/>
    </style:style>
    <style:style style:name="P48" style:family="paragraph" style:parent-style-name="Standard">
      <style:paragraph-properties fo:line-height="0.1563in"/>
      <style:text-properties style:font-name="Times New Roman" style:font-name-asian="Times New Roman" style:font-name-complex="Times New Roman"/>
    </style:style>
    <style:style style:name="P49" style:family="paragraph" style:parent-style-name="Standard">
      <style:paragraph-properties style:line-height-at-least="0in" style:snap-to-layout-grid="false"/>
      <style:text-properties style:font-name="Times New Roman" fo:font-size="9pt" style:font-name-asian="Times New Roman" style:font-size-asian="9pt" style:font-name-complex="Times New Roman"/>
    </style:style>
    <style:style style:name="P50" style:family="paragraph" style:parent-style-name="Standard">
      <style:paragraph-properties style:line-height-at-least="0in" style:snap-to-layout-grid="false"/>
      <style:text-properties style:font-name="Times New Roman" fo:font-size="9pt" style:font-name-asian="Times New Roman" style:font-size-asian="9pt" style:font-name-complex="Times New Roman" style:text-scale="98%"/>
    </style:style>
    <style:style style:name="P51" style:family="paragraph" style:parent-style-name="Standard">
      <style:paragraph-properties style:line-height-at-least="0in" style:snap-to-layout-grid="false"/>
      <style:text-properties style:font-name="Times New Roman" fo:font-size="8pt" style:font-name-asian="Times New Roman" style:font-size-asian="8pt" style:font-name-complex="Times New Roman"/>
    </style:style>
    <style:style style:name="P52" style:family="paragraph" style:parent-style-name="Standard">
      <style:paragraph-properties style:line-height-at-least="0in" style:snap-to-layout-grid="false"/>
      <style:text-properties style:font-name="Times New Roman" fo:font-size="5.5pt" style:font-name-asian="Times New Roman" style:font-size-asian="5.5pt" style:font-name-complex="Times New Roman"/>
    </style:style>
    <style:style style:name="P53" style:family="paragraph" style:parent-style-name="Standard">
      <style:paragraph-properties style:line-height-at-least="0in" style:snap-to-layout-grid="false"/>
      <style:text-properties style:font-name="Times New Roman" fo:font-size="6.5pt" style:font-name-asian="Times New Roman" style:font-size-asian="6.5pt" style:font-name-complex="Times New Roman"/>
    </style:style>
    <style:style style:name="P54" style:family="paragraph" style:parent-style-name="Standard">
      <style:paragraph-properties style:line-height-at-least="0in" style:snap-to-layout-grid="false"/>
      <style:text-properties style:font-name="Times New Roman" fo:font-size="9.5pt" style:font-name-asian="Times New Roman" style:font-size-asian="9.5pt" style:font-name-complex="Times New Roman"/>
    </style:style>
    <style:style style:name="P55" style:family="paragraph" style:parent-style-name="Standard">
      <style:paragraph-properties style:line-height-at-least="0in" style:snap-to-layout-grid="false"/>
      <style:text-properties style:font-name="Times New Roman" fo:font-size="3pt" style:font-name-asian="Times New Roman" style:font-size-asian="3pt" style:font-name-complex="Times New Roman"/>
    </style:style>
    <style:style style:name="P56" style:family="paragraph" style:parent-style-name="Standard">
      <style:paragraph-properties fo:line-height="0.0138in"/>
      <style:text-properties style:font-name="Times New Roman" fo:font-size="3pt" style:font-name-asian="Times New Roman" style:font-size-asian="3pt" style:font-name-complex="Times New Roman"/>
    </style:style>
    <style:style style:name="P57" style:family="paragraph" style:parent-style-name="Standard">
      <style:paragraph-properties fo:line-height="0.2602in"/>
      <style:text-properties style:font-name="Times New Roman" fo:font-size="13.5pt" style:font-name-asian="Times New Roman" style:font-size-asian="13.5pt" style:font-name-complex="Times New Roman"/>
    </style:style>
    <style:style style:name="P58" style:family="paragraph" style:parent-style-name="Standard">
      <style:paragraph-properties fo:line-height="0.0138in"/>
      <style:text-properties style:font-name="Times New Roman" fo:font-size="13.5pt" style:font-name-asian="Times New Roman" style:font-size-asian="13.5pt" style:font-name-complex="Times New Roman"/>
    </style:style>
    <style:style style:name="P59" style:family="paragraph" style:parent-style-name="Standard">
      <style:paragraph-properties fo:line-height="0.1417in"/>
      <style:text-properties style:font-name="Times New Roman" fo:font-size="13.5pt" style:font-name-asian="Times New Roman" style:font-size-asian="13.5pt" style:font-name-complex="Times New Roman"/>
    </style:style>
    <style:style style:name="P60" style:family="paragraph" style:parent-style-name="Standard">
      <style:paragraph-properties fo:line-height="0.0138in"/>
      <style:text-properties style:font-name="Times New Roman" fo:font-size="11.5pt" style:font-name-asian="Times New Roman" style:font-size-asian="11.5pt" style:font-name-complex="Times New Roman"/>
    </style:style>
    <style:style style:name="P61" style:family="paragraph" style:parent-style-name="Standard">
      <style:paragraph-properties fo:line-height="0.139in"/>
      <style:text-properties style:font-name="Times New Roman" fo:font-size="11.5pt" style:font-name-asian="Times New Roman" style:font-size-asian="11.5pt" style:font-name-complex="Times New Roman"/>
    </style:style>
    <style:style style:name="P62" style:family="paragraph" style:parent-style-name="Standard">
      <style:paragraph-properties fo:margin-left="0.0835in" fo:margin-right="0in" fo:line-height="0.1457in"/>
    </style:style>
    <style:style style:name="P63" style:family="paragraph" style:parent-style-name="Standard">
      <style:paragraph-properties fo:margin-left="0.0902in" fo:margin-right="0in" fo:line-height="0.1457in"/>
    </style:style>
    <style:style style:name="P64" style:family="paragraph" style:parent-style-name="Standard">
      <style:paragraph-properties fo:margin-left="0.2638in" fo:margin-right="0in" fo:line-height="0.1457in"/>
    </style:style>
    <style:style style:name="P65" style:family="paragraph" style:parent-style-name="Standard">
      <style:paragraph-properties fo:line-height="0.0618in"/>
      <style:text-properties fo:color="#abb2bf" loext:opacity="100%" style:font-name="Times New Roman" fo:font-size="10.5pt" style:font-name-asian="Times New Roman" style:font-size-asian="10.5pt" style:font-name-complex="Times New Roman"/>
    </style:style>
    <style:style style:name="P66" style:family="paragraph" style:parent-style-name="Standard">
      <style:paragraph-properties fo:line-height="0.139in"/>
      <style:text-properties fo:color="#abb2bf" loext:opacity="100%" style:font-name="Times New Roman" fo:font-size="10.5pt" style:font-name-asian="Times New Roman" style:font-size-asian="10.5pt" style:font-name-complex="Times New Roman"/>
    </style:style>
    <style:style style:name="P67" style:family="paragraph" style:parent-style-name="Standard">
      <style:paragraph-properties fo:line-height="0.072in"/>
      <style:text-properties fo:color="#abb2bf" loext:opacity="100%" style:font-name="Times New Roman" fo:font-size="10.5pt" style:font-name-asian="Times New Roman" style:font-size-asian="10.5pt" style:font-name-complex="Times New Roman"/>
    </style:style>
    <style:style style:name="P68" style:family="paragraph" style:parent-style-name="Standard">
      <style:paragraph-properties fo:line-height="0.0138in"/>
      <style:text-properties fo:color="#abb2bf" loext:opacity="100%" style:font-name="Times New Roman" fo:font-size="10.5pt" style:font-name-asian="Times New Roman" style:font-size-asian="10.5pt" style:font-name-complex="Times New Roman"/>
    </style:style>
    <style:style style:name="P69" style:family="paragraph" style:parent-style-name="Standard">
      <style:paragraph-properties style:line-height-at-least="0in" style:snap-to-layout-grid="false"/>
      <style:text-properties fo:color="#abb2bf" loext:opacity="100%" style:font-name="Times New Roman" fo:font-size="12pt" style:font-name-asian="Times New Roman" style:font-size-asian="12pt" style:font-name-complex="Times New Roman" style:text-scale="97%"/>
    </style:style>
    <style:style style:name="P70" style:family="paragraph" style:parent-style-name="Standard">
      <style:paragraph-properties fo:line-height="137%"/>
    </style:style>
    <style:style style:name="T1" style:family="text">
      <style:text-properties style:font-name="Arial" fo:font-size="18pt" style:font-name-asian="Arial" style:font-size-asian="18pt" style:font-name-complex="Arial"/>
    </style:style>
    <style:style style:name="T2" style:family="text">
      <style:text-properties style:font-name="Arial" fo:font-size="15pt" style:font-name-asian="Arial" style:font-size-asian="15pt" style:font-name-complex="Arial"/>
    </style:style>
    <style:style style:name="T3" style:family="text">
      <style:text-properties style:font-name="Arial" fo:font-size="10.5pt" style:font-name-asian="Arial" style:font-size-asian="10.5pt" style:font-name-complex="Arial"/>
    </style:style>
    <style:style style:name="T4" style:family="text">
      <style:text-properties style:font-name="Arial" fo:font-size="10.5pt" style:font-name-asian="Arial" style:font-size-asian="10.5pt" style:font-name-complex="Arial" style:text-scale="97%"/>
    </style:style>
    <style:style style:name="T5" style:family="text">
      <style:text-properties style:font-name="Arial" fo:font-size="10.5pt" style:font-name-asian="Arial" style:font-size-asian="10.5pt" style:font-name-complex="Arial" style:text-scale="98%"/>
    </style:style>
    <style:style style:name="T6" style:family="text">
      <style:text-properties style:font-name="Arial" fo:font-size="10.5pt" style:font-name-asian="Arial" style:font-size-asian="10.5pt" style:font-name-complex="Arial" style:text-scale="93%"/>
    </style:style>
    <style:style style:name="T7" style:family="text">
      <style:text-properties style:font-name="Arial" fo:font-size="10.5pt" style:font-name-asian="Arial" style:font-size-asian="10.5pt" style:font-name-complex="Arial" style:text-scale="99%"/>
    </style:style>
    <style:style style:name="T8" style:family="text">
      <style:text-properties style:font-name="Arial" fo:font-size="10.5pt" fo:font-weight="bold" style:font-name-asian="Arial" style:font-size-asian="10.5pt" style:font-weight-asian="bold" style:font-name-complex="Arial"/>
    </style:style>
    <style:style style:name="T9" style:family="text">
      <style:text-properties style:font-name="Arial" fo:font-size="12pt" style:font-name-asian="Arial" style:font-size-asian="12pt" style:font-name-complex="Arial"/>
    </style:style>
    <style:style style:name="T10" style:family="text">
      <style:text-properties style:font-name="Arial" fo:font-size="13.5pt" style:font-name-asian="Arial" style:font-size-asian="13.5pt" style:font-name-complex="Arial"/>
    </style:style>
    <style:style style:name="T11" style:family="text">
      <style:text-properties style:font-name="Arial" fo:font-size="11.5pt" style:font-name-asian="Arial" style:font-size-asian="11.5pt" style:font-name-complex="Arial"/>
    </style:style>
    <style:style style:name="T12" style:family="text">
      <style:text-properties style:font-name="Times New Roman" style:font-name-asian="Times New Roman" style:font-name-complex="Times New Roman"/>
    </style:style>
    <style:style style:name="T13" style:family="text">
      <style:text-properties style:font-name="Times New Roman" fo:font-size="12pt" style:font-name-asian="Times New Roman" style:font-size-asian="12pt" style:font-name-complex="Times New Roman"/>
    </style:style>
    <style:style style:name="T14" style:family="text">
      <style:text-properties style:font-name="Times New Roman" fo:font-size="9pt" style:font-name-asian="Times New Roman" style:font-size-asian="9pt" style:font-name-complex="Times New Roman"/>
    </style:style>
    <style:style style:name="T15" style:family="text">
      <style:text-properties style:font-name="Times New Roman" fo:font-size="8pt" style:font-name-asian="Times New Roman" style:font-size-asian="8pt" style:font-name-complex="Times New Roman"/>
    </style:style>
    <style:style style:name="T16" style:family="text">
      <style:text-properties fo:color="#abb2bf" loext:opacity="100%" style:font-name="Arial" fo:font-size="10.5pt" style:font-name-asian="Arial" style:font-size-asian="10.5pt" style:font-name-complex="Arial"/>
    </style:style>
    <style:style style:name="T17" style:family="text">
      <style:text-properties fo:color="#abb2bf" loext:opacity="100%" style:font-name="Arial" fo:font-size="10.5pt" style:font-name-asian="Arial" style:font-size-asian="10.5pt" style:font-name-complex="Arial" style:text-scale="95%"/>
    </style:style>
    <style:style style:name="T18" style:family="text">
      <style:text-properties fo:color="#abb2bf" loext:opacity="100%" style:font-name="Arial" fo:font-size="10.5pt" style:font-name-asian="Arial" style:font-size-asian="10.5pt" style:font-name-complex="Arial" style:text-scale="97%"/>
    </style:style>
    <style:style style:name="T19" style:family="text">
      <style:text-properties fo:color="#abb2bf" loext:opacity="100%" style:font-name="Arial" fo:font-size="10.5pt" style:font-name-asian="Arial" style:font-size-asian="10.5pt" style:font-name-complex="Arial" style:text-scale="96%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1"/><text:span text:style-name="T1">Project Development Phase</text:span></text:p>
      <text:p text:style-name="P26"/>
      <text:p text:style-name="P1"><text:span text:style-name="T2">Model Performance Test</text:span>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row table:style-name="Table1.1">
          <table:table-cell table:style-name="Table1.A1" office:value-type="string">
            <text:p text:style-name="P28"/>
          </table:table-cell>
          <table:table-cell table:style-name="Table1.B1" office:value-type="string">
            <text:p text:style-name="P2"><text:span text:style-name="T3">Field</text:span></text:p>
          </table:table-cell>
          <table:table-cell table:style-name="Table1.A1" office:value-type="string">
            <text:p text:style-name="P2"><text:span text:style-name="T3">Details</text:span>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</table:table-row>
        <table:table-row table:style-name="Table1.2">
          <table:table-cell table:style-name="Table1.A1" office:value-type="string">
            <text:p text:style-name="P28"/>
          </table:table-cell>
          <table:table-cell table:style-name="Table1.B2" office:value-type="string">
            <text:p text:style-name="P2"><text:span text:style-name="T3">Date</text:span></text:p>
          </table:table-cell>
          <table:table-cell table:style-name="Table1.C2" office:value-type="string">
            <text:p text:style-name="P2"><text:span text:style-name="T3">June 28, 2025</text:span></text:p>
          </table:table-cell>
          <table:table-cell table:style-name="Table1.C2" office:value-type="string">
            <text:p text:style-name="P28"/>
          </table:table-cell>
          <table:table-cell table:style-name="Table1.A1" office:value-type="string">
            <text:p text:style-name="P28"/>
          </table:table-cell>
        </table:table-row>
        <table:table-row table:style-name="Table1.3">
          <table:table-cell table:style-name="Table1.A1" office:value-type="string">
            <text:p text:style-name="P28"/>
          </table:table-cell>
          <table:table-cell table:style-name="Table1.B1" office:value-type="string">
            <text:p text:style-name="P2"><text:span text:style-name="T3">Team ID</text:span></text:p>
          </table:table-cell>
          <table:table-cell table:style-name="Table1.A1" office:value-type="string">
            <text:p text:style-name="P2"><text:span text:style-name="T3">LTVIP2025TMID45560</text:span>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</table:table-row>
        <table:table-row table:style-name="Table1.4">
          <table:table-cell table:style-name="Table1.A1" office:value-type="string">
            <text:p text:style-name="P28"/>
          </table:table-cell>
          <table:table-cell table:style-name="Table1.B1" office:value-type="string">
            <text:p text:style-name="P28"/>
          </table:table-cell>
          <table:table-cell table:style-name="Table1.A1" office:value-type="string">
            <text:p text:style-name="P2"><text:span text:style-name="T3">Revolutionizing Liver Care: Predicting Liver Cirrhosis using Advanced Machine Learning</text:span>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</table:table-row>
        <table:table-row table:style-name="Table1.5">
          <table:table-cell table:style-name="Table1.A1" office:value-type="string">
            <text:p text:style-name="P49"/>
          </table:table-cell>
          <table:table-cell table:style-name="Table1.B1" office:value-type="string">
            <text:p text:style-name="P62"><text:span text:style-name="T3">Project Name</text:span></text:p>
          </table:table-cell>
          <table:table-cell table:style-name="Table1.A1" table:number-rows-spanned="2" office:value-type="string">
            <text:p text:style-name="P2"><text:span text:style-name="T3">Techniques</text:span></text:p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</table:table-row>
        <table:table-row table:style-name="Table1.6">
          <table:table-cell table:style-name="Table1.A1" office:value-type="string">
            <text:p text:style-name="P51"/>
          </table:table-cell>
          <table:table-cell table:style-name="Table1.B1" table:number-rows-spanned="2" office:value-type="string">
            <text:p text:style-name="P2"><text:span text:style-name="T3">Maximum</text:span></text:p>
          </table:table-cell>
          <table:covered-table-cell table:style-name="Table1.A1"/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</table:table-row>
        <table:table-row table:style-name="Table1.4">
          <table:table-cell table:style-name="Table1.A1" office:value-type="string">
            <text:p text:style-name="P28"/>
          </table:table-cell>
          <table:covered-table-cell table:style-name="Table1.B1"/>
          <table:table-cell table:style-name="Table1.A1" table:number-rows-spanned="2" office:value-type="string">
            <text:p text:style-name="P2"><text:span text:style-name="T3">[As per requirement]</text:span>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</table:table-row>
        <table:table-row table:style-name="Table1.6">
          <table:table-cell table:style-name="Table1.A1" office:value-type="string">
            <text:p text:style-name="P51"/>
          </table:table-cell>
          <table:table-cell table:style-name="Table1.B1" table:number-rows-spanned="2" office:value-type="string">
            <text:p text:style-name="P2"><text:span text:style-name="T3">Marks</text:span></text:p>
          </table:table-cell>
          <table:covered-table-cell table:style-name="Table1.A1"/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</table:table-row>
        <table:table-row table:style-name="Table1.9">
          <table:table-cell table:style-name="Table1.A1" office:value-type="string">
            <text:p text:style-name="P52"/>
          </table:table-cell>
          <table:covered-table-cell table:style-name="Table1.B1"/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0">
          <table:table-cell table:style-name="Table1.A1" office:value-type="string">
            <text:p text:style-name="P53"/>
          </table:table-cell>
          <table:table-cell table:style-name="Table1.B10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</table:table-row>
        <table:table-row table:style-name="Table1.11">
          <table:table-cell table:style-name="Table1.C2" office:value-type="string">
            <text:p text:style-name="P54"/>
          </table:table-cell>
          <table:table-cell table:style-name="Table1.C2" office:value-type="string">
            <text:p text:style-name="P54"/>
          </table:table-cell>
          <table:table-cell table:style-name="Table1.C2" office:value-type="string">
            <text:p text:style-name="P54"/>
          </table:table-cell>
          <table:table-cell table:style-name="Table1.C2" office:value-type="string">
            <text:p text:style-name="P54"/>
          </table:table-cell>
          <table:table-cell table:style-name="Table1.C2" office:value-type="string">
            <text:p text:style-name="P54"/>
          </table:table-cell>
        </table:table-row>
      </table:table>
      <text:p text:style-name="P29"/>
      <text:p text:style-name="P30"/>
      <text:p text:style-name="P1"><text:span text:style-name="T2">Model Performance Testing:</text:span></text:p>
      <text:p text:style-name="P31"/>
      <text:p text:style-name="P1"><text:span text:style-name="T9">Project team shall fill the following information in model performance testing template.</text:span></text:p>
      <text:p text:style-name="P27"><draw:frame draw:style-name="fr1" draw:name="Image2" text:anchor-type="char" svg:x="-0.1728in" svg:y="5.8575in" svg:width="7.8465in" svg:height="0.1528in" draw:z-index="0"><draw:image xlink:href="Pictures/10000000000005E30000001D14F88E16.png" xlink:type="simple" xlink:show="embed" xlink:actuate="onLoad" draw:mime-type="image/png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8"><text:bookmark text:name="page2"/></text:p>
          </table:table-cell>
          <table:table-cell table:style-name="Table2.A1" office:value-type="string">
            <text:p text:style-name="P3"><text:span text:style-name="T8">S.No.</text:span></text:p>
          </table:table-cell>
          <table:table-cell table:style-name="Table2.A1" office:value-type="string">
            <text:p text:style-name="P2"><text:span text:style-name="T8">Parameter</text:span></text:p>
          </table:table-cell>
          <table:table-cell table:style-name="Table2.A1" office:value-type="string">
            <text:p text:style-name="P4"><text:span text:style-name="T8">Screenshot / Values</text:span></text:p>
          </table:table-cell>
          <table:table-cell table:style-name="Table2.A1" office:value-type="string">
            <text:p text:style-name="P39"/>
          </table:table-cell>
        </table:table-row>
        <table:table-row table:style-name="Table2.2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3">Dataset Details:&lt;br&gt;• Total Records: 583 patient samples&lt;br&gt;• Features: 19 clinical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3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3">parameters&lt;br&gt;• Target Variable: Cirrhosis (Yes/No)&lt;br&gt;• Data Format: CSV file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4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3">(liver_cirrhosis_dataset.csv)&lt;br&gt;• Missing Values: 3.2% (handled during preprocessing)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5">
          <table:table-cell table:style-name="Table2.A1" office:value-type="string">
            <text:p text:style-name="P49"/>
          </table:table-cell>
          <table:table-cell table:style-name="Table2.A1" table:number-rows-spanned="2" office:value-type="string">
            <text:p text:style-name="P3"><text:span text:style-name="T3">1.</text:span></text:p>
          </table:table-cell>
          <table:table-cell table:style-name="Table2.A1" office:value-type="string">
            <text:p text:style-name="P62"><text:span text:style-name="T3">Data</text:span></text:p>
          </table:table-cell>
          <table:table-cell table:style-name="Table2.A1" table:number-rows-spanned="2" office:value-type="string">
            <text:p text:style-name="P4"><text:span text:style-name="T3">&lt;br&gt;• Data Size: 45.2 KB&lt;br&gt;&lt;br&gt;Key Features Rendered:&lt;br&gt;- Age, Gender, BMI&lt;br&gt;-</text:span></text:p>
          </table:table-cell>
          <table:table-cell table:style-name="Table2.A1" office:value-type="string">
            <text:p text:style-name="P49"/>
          </table:table-cell>
        </table:table-row>
        <table:table-row table:style-name="Table2.6">
          <table:table-cell table:style-name="Table2.A1" office:value-type="string">
            <text:p text:style-name="P51"/>
          </table:table-cell>
          <table:covered-table-cell table:style-name="Table2.A1"/>
          <table:table-cell table:style-name="Table2.A1" table:number-rows-spanned="2" office:value-type="string">
            <text:p text:style-name="P2"><text:span text:style-name="T3">Rendered</text:span></text:p>
          </table:table-cell>
          <table:covered-table-cell table:style-name="Table2.A1"/>
          <table:table-cell table:style-name="Table2.A1" office:value-type="string">
            <text:p text:style-name="P51"/>
          </table:table-cell>
        </table:table-row>
        <table:table-row table:style-name="Table2.6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1"/>
          </table:table-cell>
          <table:covered-table-cell table:style-name="Table2.A1"/>
          <table:table-cell table:style-name="Table2.A1" table:number-rows-spanned="2" office:value-type="string">
            <text:p text:style-name="P4"><text:span text:style-name="T3">Bilirubin_Total, Bilirubin_Direct&lt;br&gt;- Alkaline_Phosphotase,</text:span></text:p>
          </table:table-cell>
          <table:table-cell table:style-name="Table2.A1" office:value-type="string">
            <text:p text:style-name="P51"/>
          </table:table-cell>
        </table:table-row>
        <table:table-row table:style-name="Table2.6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1"/>
          </table:table-cell>
          <table:covered-table-cell table:style-name="Table2.A1"/>
          <table:table-cell table:style-name="Table2.A1" office:value-type="string">
            <text:p text:style-name="P51"/>
          </table:table-cell>
        </table:table-row>
        <table:table-row table:style-name="Table2.3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3">Alamine_Aminotransferase&lt;br&gt;- Aspartate_Aminotransferase, Total_Proteins&lt;br&gt;-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10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3">Albumin, Albumin_Globulin_Ratio&lt;br&gt;- Stage (Disease progression indicator)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11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3">Preprocessing Steps Applied:&lt;br&gt;&lt;br&gt;Missing Value Treatment:&lt;br&gt;• Numerical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4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3">features: Mean imputation&lt;br&gt;• Categorical features: Mode imputation&lt;br&gt;• Missing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4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3">value percentage reduced from 3.2% to 0%&lt;br&gt;&lt;br&gt;Feature Encoding:&lt;br&gt;• Gender: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3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table:number-rows-spanned="2" office:value-type="string">
            <text:p text:style-name="P2"><text:span text:style-name="T3">Data</text:span></text:p>
          </table:table-cell>
          <table:table-cell table:style-name="Table2.A1" office:value-type="string">
            <text:p text:style-name="P4"><text:span text:style-name="T3">Label encoding (Male=1, Female=0)&lt;br&gt;• Categorical variables: One-hot encoding&lt;br&gt;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6">
          <table:table-cell table:style-name="Table2.A1" office:value-type="string">
            <text:p text:style-name="P51"/>
          </table:table-cell>
          <table:table-cell table:style-name="Table2.A1" table:number-rows-spanned="2" office:value-type="string">
            <text:p text:style-name="P3"><text:span text:style-name="T3">2.</text:span></text:p>
          </table:table-cell>
          <table:covered-table-cell table:style-name="Table2.A1"/>
          <table:table-cell table:style-name="Table2.A1" table:number-rows-spanned="2" office:value-type="string">
            <text:p text:style-name="P4"><text:span text:style-name="T3">&lt;br&gt;Data Scaling:&lt;br&gt;• StandardScaler applied to numerical features&lt;br&gt;• Min-Max</text:span></text:p>
          </table:table-cell>
          <table:table-cell table:style-name="Table2.A1" office:value-type="string">
            <text:p text:style-name="P51"/>
          </table:table-cell>
        </table:table-row>
        <table:table-row table:style-name="Table2.6">
          <table:table-cell table:style-name="Table2.A1" office:value-type="string">
            <text:p text:style-name="P51"/>
          </table:table-cell>
          <table:covered-table-cell table:style-name="Table2.A1"/>
          <table:table-cell table:style-name="Table2.A1" table:number-rows-spanned="2" office:value-type="string">
            <text:p text:style-name="P2"><text:span text:style-name="T3">Preprocessing</text:span></text:p>
          </table:table-cell>
          <table:covered-table-cell table:style-name="Table2.A1"/>
          <table:table-cell table:style-name="Table2.A1" office:value-type="string">
            <text:p text:style-name="P51"/>
          </table:table-cell>
        </table:table-row>
        <table:table-row table:style-name="Table2.6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1"/>
          </table:table-cell>
          <table:covered-table-cell table:style-name="Table2.A1"/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1"/>
          </table:table-cell>
        </table:table-row>
        <table:table-row table:style-name="Table2.5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63"><text:span text:style-name="T3">scaling for algorithm compatibility&lt;br&gt;&lt;br&gt;Outlier Treatment:&lt;br&gt;• IQR method applied</text:span></text:p>
          </table:table-cell>
          <table:table-cell table:style-name="Table2.A1" office:value-type="string">
            <text:p text:style-name="P49"/>
          </table:table-cell>
        </table:table-row>
        <table:table-row table:style-name="Table2.4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3">to enzyme levels&lt;br&gt;• 5% outliers detected and capped&lt;br&gt;&lt;br&gt;Feature Engineering: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3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3">&lt;br&gt;• Created BMI categories (Underweight, Normal, Overweight, Obese)&lt;br&gt;• Bilirubin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4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3">ratio calculation&lt;br&gt;• Age groups binning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2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3">Data Filtering Applied:&lt;br&gt;&lt;br&gt;Age Filters:&lt;br&gt;• Age range: 18-80 years (excluded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3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3">pediatric cases)&lt;br&gt;• Senior citizen flag for age &gt;65&lt;br&gt;&lt;br&gt;Clinical Filters:&lt;br&gt;•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4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3">Bilirubin levels: Normal (&lt;1.2), Elevated (1.2-3.0), High (&gt;3.0)&lt;br&gt;• Enzyme level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3">
          <table:table-cell table:style-name="Table2.A1" office:value-type="string">
            <text:p text:style-name="P28"/>
          </table:table-cell>
          <table:table-cell table:style-name="Table2.A1" table:number-rows-spanned="2" office:value-type="string">
            <text:p text:style-name="P3"><text:span text:style-name="T3">3.</text:span></text:p>
          </table:table-cell>
          <table:table-cell table:style-name="Table2.A1" office:value-type="string">
            <text:p text:style-name="P2"><text:span text:style-name="T3">Utilization of</text:span></text:p>
          </table:table-cell>
          <table:table-cell table:style-name="Table2.A1" office:value-type="string">
            <text:p text:style-name="P4"><text:span text:style-name="T3">categories: Normal, Mild elevation, Moderate elevation, High elevation&lt;br&gt;&lt;br&gt;Gender-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6">
          <table:table-cell table:style-name="Table2.A1" office:value-type="string">
            <text:p text:style-name="P51"/>
          </table:table-cell>
          <table:covered-table-cell table:style-name="Table2.A1"/>
          <table:table-cell table:style-name="Table2.A1" table:number-rows-spanned="2" office:value-type="string">
            <text:p text:style-name="P2"><text:span text:style-name="T3">Filters</text:span></text:p>
          </table:table-cell>
          <table:table-cell table:style-name="Table2.A1" table:number-rows-spanned="2" office:value-type="string">
            <text:p text:style-name="P4"><text:span text:style-name="T3">based Analysis:&lt;br&gt;• Male vs Female risk distribution&lt;br&gt;• Gender-specific threshold</text:span></text:p>
          </table:table-cell>
          <table:table-cell table:style-name="Table2.A1" office:value-type="string">
            <text:p text:style-name="P51"/>
          </table:table-cell>
        </table:table-row>
        <table:table-row table:style-name="Table2.6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1"/>
          </table:table-cell>
          <table:covered-table-cell table:style-name="Table2.A1"/>
          <table:covered-table-cell table:style-name="Table2.A1"/>
          <table:table-cell table:style-name="Table2.A1" office:value-type="string">
            <text:p text:style-name="P51"/>
          </table:table-cell>
        </table:table-row>
        <table:table-row table:style-name="Table2.3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4">analysis&lt;br&gt;&lt;br&gt;Disease Stage Filters:&lt;br&gt;• Early stage (Stage 1-2)&lt;br&gt;• Advanced stage</text:span></text:p>
          </table:table-cell>
          <table:table-cell table:style-name="Table2.A1" office:value-type="string">
            <text:p text:style-name="P32"/>
          </table:table-cell>
        </table:table-row>
        <table:table-row table:style-name="Table2.4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5">(Stage 3-4)&lt;br&gt;&lt;br&gt;Risk Category Filters:&lt;br&gt;• Low risk (0-30%)&lt;br&gt;• Moderate risk (30-</text:span></text:p>
          </table:table-cell>
          <table:table-cell table:style-name="Table2.A1" office:value-type="string">
            <text:p text:style-name="P33"/>
          </table:table-cell>
        </table:table-row>
        <table:table-row table:style-name="Table2.3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3">70%)&lt;br&gt;• High risk (70-100%)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2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3">Performance Metrics Calculated:&lt;br&gt;&lt;br&gt;Classification Metrics:&lt;br&gt;• Accuracy = (TP +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4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6">TN) / (TP + TN + FP + FN)&lt;br&gt;• Precision = TP / (TP + FP)&lt;br&gt;• Recall = TP / (TP + FN)&lt;br&gt;•</text:span></text:p>
          </table:table-cell>
          <table:table-cell table:style-name="Table2.A1" office:value-type="string">
            <text:p text:style-name="P34"/>
          </table:table-cell>
        </table:table-row>
        <table:table-row table:style-name="Table2.3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4">F1-Score = 2 × (Precision × Recall) / (Precision + Recall)&lt;br&gt;• Specificity = TN / (TN + FP)</text:span></text:p>
          </table:table-cell>
          <table:table-cell table:style-name="Table2.A1" office:value-type="string">
            <text:p text:style-name="P32"/>
          </table:table-cell>
        </table:table-row>
        <table:table-row table:style-name="Table2.4">
          <table:table-cell table:style-name="Table2.A1" office:value-type="string">
            <text:p text:style-name="P28"/>
          </table:table-cell>
          <table:table-cell table:style-name="Table2.A1" table:number-rows-spanned="2" office:value-type="string">
            <text:p text:style-name="P3"><text:span text:style-name="T3">4.</text:span></text:p>
          </table:table-cell>
          <table:table-cell table:style-name="Table2.A1" office:value-type="string">
            <text:p text:style-name="P2"><text:span text:style-name="T3">Calculation</text:span></text:p>
          </table:table-cell>
          <table:table-cell table:style-name="Table2.A1" office:value-type="string">
            <text:p text:style-name="P4"><text:span text:style-name="T7">&lt;br&gt;&lt;br&gt;Model Comparison Metrics:&lt;br&gt;• ROC-AUC Score&lt;br&gt;• Cross-validation scores</text:span></text:p>
          </table:table-cell>
          <table:table-cell table:style-name="Table2.A1" office:value-type="string">
            <text:p text:style-name="P35"/>
          </table:table-cell>
        </table:table-row>
        <table:table-row table:style-name="Table2.6">
          <table:table-cell table:style-name="Table2.A1" office:value-type="string">
            <text:p text:style-name="P51"/>
          </table:table-cell>
          <table:covered-table-cell table:style-name="Table2.A1"/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1"/>
          </table:table-cell>
        </table:table-row>
        <table:table-row table:style-name="Table2.5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62"><text:span text:style-name="T3">Fields Used</text:span></text:p>
          </table:table-cell>
          <table:table-cell table:style-name="Table2.A1" office:value-type="string">
            <text:p text:style-name="P63"><text:span text:style-name="T3">(5-fold)&lt;br&gt;• Confusion matrix elements&lt;br&gt;&lt;br&gt;Feature Importance Calculations:</text:span></text:p>
          </table:table-cell>
          <table:table-cell table:style-name="Table2.A1" office:value-type="string">
            <text:p text:style-name="P49"/>
          </table:table-cell>
        </table:table-row>
        <table:table-row table:style-name="Table2.4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3">&lt;br&gt;• Gini importance (Random Forest)&lt;br&gt;• Feature coefficients (Logistic Regression)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3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3">&lt;br&gt;• SHAP values for interpretability&lt;br&gt;&lt;br&gt;Risk Score Calculations:&lt;br&gt;• Probability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4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3">scores (0-1 scale)&lt;br&gt;• Risk categories based on threshold&lt;br&gt;• Confidence intervals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2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3"><text:span text:style-name="T3">5.</text:span></text:p>
          </table:table-cell>
          <table:table-cell table:style-name="Table2.A1" office:value-type="string">
            <text:p text:style-name="P2"><text:span text:style-name="T3">Dashboard</text:span></text:p>
          </table:table-cell>
          <table:table-cell table:style-name="Table2.A1" office:value-type="string">
            <text:p text:style-name="P4"><text:span text:style-name="T3">Number of Visualizations: 12 Graphs&lt;br&gt;&lt;br&gt;Performance Comparison Dashboard: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3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"><text:span text:style-name="T3">Design</text:span></text:p>
          </table:table-cell>
          <table:table-cell table:style-name="Table2.A1" office:value-type="string">
            <text:p text:style-name="P4"><text:span text:style-name="T3">&lt;br&gt;1. Model Accuracy Bar Chart - Comparing 5 ML algorithms&lt;br&gt;2. ROC Curve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4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3">Comparison - ROC curves for all models&lt;br&gt;3. Confusion Matrix Heatmap - For best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3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"><text:span text:style-name="T3">performing model (XGBoost)&lt;br&gt;4. Feature Importance Plot - Top 10 most important</text:span></text:p>
          </table:table-cell>
          <table:table-cell table:style-name="Table2.A1" office:value-type="string">
            <text:p text:style-name="P28"/>
          </table:table-cell>
        </table:table-row>
        <table:table-row table:style-name="Table2.44"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55"/>
          </table:table-cell>
        </table:table-row>
      </table:table>
      <text:p text:style-name="P56"><draw:frame draw:style-name="fr1" draw:name="Image3" text:anchor-type="char" svg:x="0.1772in" svg:y="-10.1764in" svg:width="7.4791in" svg:height="0.0161in" draw:z-index="1"><draw:image xlink:href="Pictures/100000000000059C00000002927DE99F.png" xlink:type="simple" xlink:show="embed" xlink:actuate="onLoad" draw:mime-type="image/png"/></draw:frame><draw:frame draw:style-name="fr1" draw:name="Image4" text:anchor-type="char" svg:x="0.1772in" svg:y="-5.7075in" svg:width="7.4791in" svg:height="0.0161in" draw:z-index="2"><draw:image xlink:href="Pictures/100000000000059C00000002927DE99F.png" xlink:type="simple" xlink:show="embed" xlink:actuate="onLoad" draw:mime-type="image/png"/></draw:frame><draw:frame draw:style-name="fr1" draw:name="Image5" text:anchor-type="char" svg:x="0.1772in" svg:y="-3.4681in" svg:width="7.4791in" svg:height="0.0161in" draw:z-index="3"><draw:image xlink:href="Pictures/100000000000059C00000002927DE99F.png" xlink:type="simple" xlink:show="embed" xlink:actuate="onLoad" draw:mime-type="image/png"/></draw:frame><draw:frame draw:style-name="fr1" draw:name="Image6" text:anchor-type="char" svg:x="0.1772in" svg:y="-1.239in" svg:width="7.4791in" svg:height="0.0161in" draw:z-index="4"><draw:image xlink:href="Pictures/100000000000059C00000002927DE99F.png" xlink:type="simple" xlink:show="embed" xlink:actuate="onLoad" draw:mime-type="image/png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"><text:bookmark text:name="page3"/><text:span text:style-name="T8">S.No.</text:span></text:p>
          </table:table-cell>
          <table:table-cell table:style-name="Table3.A1" office:value-type="string">
            <text:p text:style-name="P2"><text:span text:style-name="T8">Parameter</text:span></text:p>
          </table:table-cell>
          <table:table-cell table:style-name="Table3.A1" office:value-type="string">
            <text:p text:style-name="P4"><text:span text:style-name="T8">Screenshot / Values</text:span></text:p>
          </table:table-cell>
          <table:table-cell table:style-name="Table3.A1" office:value-type="string">
            <text:p text:style-name="P39"/>
          </table:table-cell>
        </table:table-row>
        <table:table-row table:style-name="Table3.2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3">features&lt;br&gt;&lt;br&gt;Data Analysis Dashboard:&lt;br&gt;5. Target Variable Distribution - Pie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2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3">chart of Cirrhosis vs Non-Cirrhosis&lt;br&gt;6. Age Distribution Histogram - Patient age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4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7">demographics&lt;br&gt;7. Gender-wise Risk Analysis - Stacked bar chart&lt;br&gt;8. Bilirubin Level</text:span></text:p>
          </table:table-cell>
          <table:table-cell table:style-name="Table3.A1" office:value-type="string">
            <text:p text:style-name="P35"/>
          </table:table-cell>
        </table:table-row>
        <table:table-row table:style-name="Table3.2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3">Box Plots - Distribution by diagnosis&lt;br&gt;&lt;br&gt;Clinical Insights Dashboard:&lt;br&gt;9.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4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3">Correlation Heatmap - Feature correlation matrix&lt;br&gt;10. Enzyme Level Scatter Plot -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2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3">ALT vs AST with cirrhosis indicator&lt;br&gt;11. Disease Stage Distribution - Donut chart of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4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3">progression stages&lt;br&gt;12. Risk Score Distribution - Histogram of prediction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2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3">probabilities&lt;br&gt;&lt;br&gt;Interactive Elements:&lt;br&gt;• Filter panels for age, gender, disease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4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3">stage&lt;br&gt;• Drill-down capabilities from summary to detailed views&lt;br&gt;• Hover tooltips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11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3">with detailed information&lt;br&gt;• Dynamic updating based on selected criteria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1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3">Number of Visualizations: 8 Story Panels&lt;br&gt;&lt;br&gt;Story Flow: "From Data to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4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3">Diagnosis"&lt;br&gt;&lt;br&gt;Panel 1: Problem Introduction&lt;br&gt;• Liver cirrhosis statistics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2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4">visualization&lt;br&gt;• Global disease burden infographic&lt;br&gt;• Traditional diagnosis challenges</text:span></text:p>
          </table:table-cell>
          <table:table-cell table:style-name="Table3.A1" office:value-type="string">
            <text:p text:style-name="P32"/>
          </table:table-cell>
        </table:table-row>
        <table:table-row table:style-name="Table3.4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3">timeline&lt;br&gt;&lt;br&gt;Panel 2: Data Overview&lt;br&gt;• Dataset summary statistics&lt;br&gt;• Patient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2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3">demographics breakdown&lt;br&gt;• Data quality assessment metrics&lt;br&gt;&lt;br&gt;Panel 3: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4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3">Exploratory Data Analysis&lt;br&gt;• Feature distribution plots&lt;br&gt;• Correlation analysis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4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3">heatmap&lt;br&gt;• Clinical parameter ranges visualization&lt;br&gt;&lt;br&gt;Panel 4: Model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2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3">Development Journey&lt;br&gt;• Algorithm selection process&lt;br&gt;• Training vs validation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4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3">performance&lt;br&gt;• Hyperparameter tuning results&lt;br&gt;&lt;br&gt;Panel 5: Model Performance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21">
          <table:table-cell table:style-name="Table3.A1" office:value-type="string">
            <text:p text:style-name="P64"><text:span text:style-name="T3">6.</text:span></text:p>
          </table:table-cell>
          <table:table-cell table:style-name="Table3.A1" office:value-type="string">
            <text:p text:style-name="P62"><text:span text:style-name="T3">Story Design</text:span></text:p>
          </table:table-cell>
          <table:table-cell table:style-name="Table3.A1" table:number-rows-spanned="2" office:value-type="string">
            <text:p text:style-name="P4"><text:span text:style-name="T5">Comparison&lt;br&gt;• Side-by-side accuracy comparison&lt;br&gt;• Precision-recall trade-offs&lt;br&gt;•</text:span></text:p>
          </table:table-cell>
          <table:table-cell table:style-name="Table3.A1" office:value-type="string">
            <text:p text:style-name="P50"/>
          </table:table-cell>
        </table:table-row>
        <table:table-row table:style-name="Table3.22"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  <table:covered-table-cell table:style-name="Table3.A1"/>
          <table:table-cell table:style-name="Table3.A1" office:value-type="string">
            <text:p text:style-name="P51"/>
          </table:table-cell>
        </table:table-row>
        <table:table-row table:style-name="Table3.4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7">ROC curve analysis&lt;br&gt;&lt;br&gt;Panel 6: Best Model Deep Dive&lt;br&gt;• XGBoost performance</text:span></text:p>
          </table:table-cell>
          <table:table-cell table:style-name="Table3.A1" office:value-type="string">
            <text:p text:style-name="P35"/>
          </table:table-cell>
        </table:table-row>
        <table:table-row table:style-name="Table3.2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3">metrics&lt;br&gt;• Feature importance ranking&lt;br&gt;• Prediction confidence analysis&lt;br&gt;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4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3">&lt;br&gt;Panel 7: Clinical Application&lt;br&gt;• Real-world prediction examples&lt;br&gt;• Risk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2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3">stratification visualization&lt;br&gt;• Clinical decision support workflow&lt;br&gt;&lt;br&gt;Panel 8: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4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3">Impact and Future&lt;br&gt;• Expected outcomes metrics&lt;br&gt;• Cost-benefit analysis&lt;br&gt;•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4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3">Future enhancement roadmap&lt;br&gt;&lt;br&gt;Story Navigation Features:&lt;br&gt;• Progressive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2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3">disclosure of information&lt;br&gt;• Interactive elements for deeper exploration&lt;br&gt;•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4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4"><text:span text:style-name="T3">Consistent color coding throughout&lt;br&gt;• Professional medical theme design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31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</table:table-row>
      </table:table>
      <text:p text:style-name="P27"><draw:frame draw:style-name="fr1" draw:name="Image7" text:anchor-type="char" svg:x="0.2083in" svg:y="-0.2756in" svg:width="0.0311in" svg:height="0.0417in" draw:z-index="5"><draw:image xlink:href="Pictures/100000000000000600000008F91F817F.png" xlink:type="simple" xlink:show="embed" xlink:actuate="onLoad" draw:mime-type="image/png"/></draw:frame><draw:frame draw:style-name="fr1" draw:name="Image8" text:anchor-type="char" svg:x="7.5937in" svg:y="-0.2756in" svg:width="0.0311in" svg:height="0.0417in" draw:z-index="6"><draw:image xlink:href="Pictures/10000000000000060000000843A798F0.png" xlink:type="simple" xlink:show="embed" xlink:actuate="onLoad" draw:mime-type="image/png"/></draw:frame></text:p>
      <text:p text:style-name="P41"/>
      <text:p text:style-name="P42"/>
      <text:p text:style-name="P6"><text:span text:style-name="T2">Detailed Performance Metrics:</text:span></text:p>
      <text:section text:style-name="Sect1" text:name="Section1">
        <text:p text:style-name="P40"/>
        <text:p text:style-name="P6"><text:span text:style-name="T10">Model Comparison Results</text:span>:</text:p>
      </text:section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F"/>
        <table:table-row table:style-name="Table4.1">
          <table:table-cell table:style-name="Table4.A1" office:value-type="string">
            <text:p text:style-name="P1"><text:bookmark text:name="page4"/><text:span text:style-name="T16">Algorithm</text:span></text:p>
          </table:table-cell>
          <table:table-cell table:style-name="Table4.A1" table:number-columns-spanned="3" office:value-type="string">
            <text:p text:style-name="P8"><text:span text:style-name="T16">Accuracy <text:s/>Precision</text:span></text:p>
          </table:table-cell>
          <table:covered-table-cell/>
          <table:covered-table-cell/>
          <table:table-cell table:style-name="Table4.A1" table:number-columns-spanned="4" office:value-type="string">
            <text:p text:style-name="P15"><text:span text:style-name="T17">Recall <text:s/>F1-Score <text:s/>ROC-AUC</text:span>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1" table:number-columns-spanned="4" office:value-type="string">
            <text:p text:style-name="P1"><text:span text:style-name="T16">Logistic Regression <text:s/>84.0% <text:s text:c="2"/>82.1%</text:span>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8"><text:span text:style-name="T16">83.5% <text:s/>82.8%</text:span></text:p>
          </table:table-cell>
          <table:covered-table-cell/>
          <table:covered-table-cell/>
          <table:table-cell table:style-name="Table4.A1" office:value-type="string">
            <text:p text:style-name="P9"><text:span text:style-name="T16">0.85</text:span></text:p>
          </table:table-cell>
        </table:table-row>
        <table:table-row table:style-name="Table4.2">
          <table:table-cell table:style-name="Table4.A1" table:number-columns-spanned="2" office:value-type="string">
            <text:p text:style-name="P1"><text:span text:style-name="T16">K-Nearest Neighbors</text:span></text:p>
          </table:table-cell>
          <table:covered-table-cell/>
          <table:table-cell table:style-name="Table4.A1" office:value-type="string">
            <text:p text:style-name="P10"><text:span text:style-name="T18">80.5%</text:span></text:p>
          </table:table-cell>
          <table:table-cell table:style-name="Table4.A1" office:value-type="string">
            <text:p text:style-name="P7"><text:span text:style-name="T18">78.6%</text:span></text:p>
          </table:table-cell>
          <table:table-cell table:style-name="Table4.A1" office:value-type="string">
            <text:p text:style-name="P69"/>
          </table:table-cell>
          <table:table-cell table:style-name="Table4.A1" table:number-columns-spanned="2" office:value-type="string">
            <text:p text:style-name="P7"><text:span text:style-name="T16">79.3% <text:s/>78.9%</text:span></text:p>
          </table:table-cell>
          <table:covered-table-cell/>
          <table:table-cell table:style-name="Table4.A1" office:value-type="string">
            <text:p text:style-name="P11"><text:span text:style-name="T16">0.81</text:span></text:p>
          </table:table-cell>
        </table:table-row>
        <table:table-row table:style-name="Table4.4">
          <table:table-cell table:style-name="Table4.A1" table:number-columns-spanned="3" office:value-type="string">
            <text:p text:style-name="P1"><text:span text:style-name="T16">Support Vector Machine 85.2%</text:span></text:p>
          </table:table-cell>
          <table:covered-table-cell/>
          <table:covered-table-cell/>
          <table:table-cell table:style-name="Table4.A1" table:number-columns-spanned="2" office:value-type="string">
            <text:p text:style-name="P7"><text:span text:style-name="T16">84.0%</text:span></text:p>
          </table:table-cell>
          <table:covered-table-cell/>
          <table:table-cell table:style-name="Table4.A1" office:value-type="string">
            <text:p text:style-name="P7"><text:span text:style-name="T16">85.0%</text:span></text:p>
          </table:table-cell>
          <table:table-cell table:style-name="Table4.A1" table:number-columns-spanned="2" office:value-type="string">
            <text:p text:style-name="P7"><text:span text:style-name="T16">84.5% <text:s text:c="2"/>0.87</text:span>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1"><text:span text:style-name="T19">Random Forest</text:span></text:p>
          </table:table-cell>
          <table:table-cell table:style-name="Table4.A1" table:number-columns-spanned="3" office:value-type="string">
            <text:p text:style-name="P10"><text:span text:style-name="T16">88.6% <text:s text:c="2"/>87.2%</text:span></text:p>
          </table:table-cell>
          <table:covered-table-cell/>
          <table:covered-table-cell/>
          <table:table-cell table:style-name="Table4.A1" table:number-columns-spanned="3" office:value-type="string">
            <text:p text:style-name="P16"><text:span text:style-name="T16">89.0% <text:s/>88.1%</text:span></text:p>
          </table:table-cell>
          <table:covered-table-cell/>
          <table:covered-table-cell/>
          <table:table-cell table:style-name="Table4.A1" office:value-type="string">
            <text:p text:style-name="P12"><text:span text:style-name="T18">0.92</text:span></text:p>
          </table:table-cell>
        </table:table-row>
        <table:table-row table:style-name="Table4.2">
          <table:table-cell table:style-name="Table4.A1" office:value-type="string">
            <text:p text:style-name="P1"><text:span text:style-name="T16">XGBoost</text:span></text:p>
          </table:table-cell>
          <table:table-cell table:style-name="Table4.A1" office:value-type="string">
            <text:p text:style-name="P7"><text:span text:style-name="T18">90.1%</text:span></text:p>
          </table:table-cell>
          <table:table-cell table:style-name="Table4.A1" office:value-type="string">
            <text:p text:style-name="P7"><text:span text:style-name="T16">89.0%</text:span></text:p>
          </table:table-cell>
          <table:table-cell table:style-name="Table4.A1" table:number-columns-spanned="2" office:value-type="string">
            <text:p text:style-name="P7"><text:span text:style-name="T16">90.7%</text:span></text:p>
          </table:table-cell>
          <table:covered-table-cell/>
          <table:table-cell table:style-name="Table4.A1" office:value-type="string">
            <text:p text:style-name="P13"><text:span text:style-name="T16">89.8%</text:span></text:p>
          </table:table-cell>
          <table:table-cell table:style-name="Table4.A1" table:number-columns-spanned="2" office:value-type="string">
            <text:p text:style-name="P14"><text:span text:style-name="T16">0.94</text:span></text:p>
          </table:table-cell>
          <table:covered-table-cell/>
        </table:table-row>
      </table:table>
      <text:p text:style-name="P41"/>
      <text:p text:style-name="P41"/>
      <text:p text:style-name="P43"/>
      <text:p text:style-name="P1"><text:span text:style-name="T10">Cross-Validation Results:</text:span></text:p>
      <text:p text:style-name="P57"/>
      <text:p text:style-name="P17"><text:span text:style-name="T16">5-Fold CV Scores for XGBoost: [0.89, 0.91, 0.88, 0.92, 0.90]</text:span></text:p>
      <text:p text:style-name="P65"/>
      <text:p text:style-name="P17"><text:span text:style-name="T16">Mean CV Accuracy: 90.0% (±1.4%)</text:span></text:p>
      <text:p text:style-name="P66"/>
      <text:p text:style-name="P41"/>
      <text:p text:style-name="P43"/>
      <text:p text:style-name="P1"><text:span text:style-name="T10">Feature Importance (Top 10):</text:span></text:p>
      <text:p text:style-name="P57"/>
      <text:p text:style-name="P17"><text:span text:style-name="T16">1. Bilirubin_Total: 0.185</text:span></text:p>
      <text:p text:style-name="P67"/>
      <text:p text:style-name="P17"><text:span text:style-name="T16">2. Albumin: 0.142</text:span></text:p>
      <text:p text:style-name="P67"/>
      <text:p text:style-name="P17"><text:span text:style-name="T16">3. Aspartate_Aminotransferase: 0.128</text:span></text:p>
      <text:p text:style-name="P65"/>
      <text:p text:style-name="P17"><text:span text:style-name="T16">4. Age: 0.115</text:span></text:p>
      <text:p text:style-name="P67"/>
      <text:p text:style-name="P17"><text:span text:style-name="T16">5. Alkaline_Phosphotase: 0.098</text:span></text:p>
      <text:p text:style-name="P67"/>
      <text:p text:style-name="P17"><text:span text:style-name="T16">6. Total_Proteins: 0.087</text:span></text:p>
      <text:p text:style-name="P67"/>
      <text:p text:style-name="P17"><text:span text:style-name="T16">7. Alamine_Aminotransferase: 0.075</text:span></text:p>
      <text:p text:style-name="P65"/>
      <text:p text:style-name="P17"><text:span text:style-name="T16">8. Albumin_Globulin_Ratio: 0.068</text:span></text:p>
      <text:p text:style-name="P67"/>
      <text:p text:style-name="P17"><text:span text:style-name="T16">9. Bilirubin_Direct: 0.058</text:span></text:p>
      <text:p text:style-name="P67"/>
      <text:p text:style-name="P17"><text:span text:style-name="T16">10. Gender: 0.044</text:span></text:p>
      <text:p text:style-name="P68"><draw:frame draw:style-name="fr1" draw:name="Image9" text:anchor-type="char" svg:x="0in" svg:y="0.2181in" svg:width="7.5in" svg:height="0.0161in" draw:z-index="7"><draw:image xlink:href="Pictures/10000000000005A000000002BF212069.png" xlink:type="simple" xlink:show="embed" xlink:actuate="onLoad" draw:mime-type="image/png"/></draw:frame></text:p>
      <text:p text:style-name="P41"/>
      <text:p text:style-name="P41"/>
      <text:p text:style-name="P41"/>
      <text:p text:style-name="P43"/>
      <text:p text:style-name="P1"><text:span text:style-name="T2">Data Visualization Quality Assessment:</text:span></text:p>
      <text:p text:style-name="P40"/>
      <text:p text:style-name="P1"><text:span text:style-name="T10">Dashboard Effectiveness:</text:span></text:p>
      <text:p text:style-name="P58"><draw:frame draw:style-name="fr1" draw:name="Image10" text:anchor-type="char" svg:x="0.1146in" svg:y="0.0835in" svg:width="0.052in" svg:height="0.052in" draw:z-index="8"><draw:image xlink:href="Pictures/100000000000000A0000000A92BC6A1B.png" xlink:type="simple" xlink:show="embed" xlink:actuate="onLoad" draw:mime-type="image/png"/></draw:frame></text:p>
      <text:p text:style-name="P44"/>
      <text:p text:style-name="P19"><text:span text:style-name="T9">Visual Clarity:</text:span><text:span text:style-name="T12"><text:tab/></text:span><text:span text:style-name="T11">High contrast, readable fonts, logical layout</text:span></text:p>
      <text:p text:style-name="P60"><draw:frame draw:style-name="fr1" draw:name="Image11" text:anchor-type="char" svg:x="0.1146in" svg:y="0.0835in" svg:width="0.052in" svg:height="0.052in" draw:z-index="9"><draw:image xlink:href="Pictures/100000000000000A0000000A92BC6A1B.png" xlink:type="simple" xlink:show="embed" xlink:actuate="onLoad" draw:mime-type="image/png"/></draw:frame></text:p>
      <text:p text:style-name="P44"/>
      <text:p text:style-name="P20"><text:span text:style-name="T9">Information Density:</text:span><text:span text:style-name="T12"><text:tab/></text:span><text:span text:style-name="T11">Balanced - comprehensive without overwhelming</text:span></text:p>
      <text:p text:style-name="P60"><draw:frame draw:style-name="fr1" draw:name="Image12" text:anchor-type="char" svg:x="0.1146in" svg:y="0.0835in" svg:width="0.052in" svg:height="0.052in" draw:z-index="10"><draw:image xlink:href="Pictures/100000000000000A0000000A92BC6A1B.png" xlink:type="simple" xlink:show="embed" xlink:actuate="onLoad" draw:mime-type="image/png"/></draw:frame></text:p>
      <text:p text:style-name="P44"/>
      <text:p text:style-name="P20"><text:span text:style-name="T9">Interactive Features:</text:span><text:span text:style-name="T12"><text:tab/></text:span><text:span text:style-name="T11">Responsive filters and drill-down capabilities</text:span></text:p>
      <text:p text:style-name="P60"><draw:frame draw:style-name="fr1" draw:name="Image13" text:anchor-type="char" svg:x="0.1146in" svg:y="0.0937in" svg:width="0.052in" svg:height="0.052in" draw:z-index="11"><draw:image xlink:href="Pictures/100000000000000A0000000A92BC6A1B.png" xlink:type="simple" xlink:show="embed" xlink:actuate="onLoad" draw:mime-type="image/png"/></draw:frame></text:p>
      <text:p text:style-name="P45"/>
      <text:p text:style-name="P21"><text:span text:style-name="T9">Professional Design:</text:span><text:span text:style-name="T12"><text:tab/></text:span><text:span text:style-name="T11">Medical-appropriate color scheme and styling</text:span></text:p>
      <text:p text:style-name="P61"/>
      <text:p text:style-name="P46"/>
      <text:p text:style-name="P1"><text:span text:style-name="T10">Story Narrative Flow:</text:span></text:p>
      <text:p text:style-name="P58"><draw:frame draw:style-name="fr1" draw:name="Image14" text:anchor-type="char" svg:x="0.1146in" svg:y="0.0835in" svg:width="0.052in" svg:height="0.052in" draw:z-index="12"><draw:image xlink:href="Pictures/100000000000000A0000000A92BC6A1B.png" xlink:type="simple" xlink:show="embed" xlink:actuate="onLoad" draw:mime-type="image/png"/></draw:frame></text:p>
      <text:section text:style-name="Sect1" text:name="Section2">
        <text:p text:style-name="P47"/>
        <text:p text:style-name="P22"><text:span text:style-name="T9">Logical Progression:</text:span><text:span text:style-name="T12"><text:tab/></text:span><text:span text:style-name="T9">From problem identification to solution impact</text:span></text:p>
        <text:p text:style-name="P27"><draw:frame draw:style-name="fr1" draw:name="Image15" text:anchor-type="char" svg:x="0.1146in" svg:y="0.0937in" svg:width="0.052in" svg:height="0.052in" draw:z-index="13"><draw:image xlink:href="Pictures/100000000000000A0000000A92BC6A1B.png" xlink:type="simple" xlink:show="embed" xlink:actuate="onLoad" draw:mime-type="image/png"/></draw:frame></text:p>
        <text:p text:style-name="P45"/>
        <text:p text:style-name="P23"><text:span text:style-name="T9">Stakeholder Relevance:</text:span><text:span text:style-name="T12"><text:tab/></text:span><text:span text:style-name="T11">Addresses both technical and clinical audiences</text:span></text:p>
        <text:p text:style-name="P60"><draw:frame draw:style-name="fr1" draw:name="Image16" text:anchor-type="char" svg:x="0.1146in" svg:y="0.0835in" svg:width="0.052in" svg:height="0.052in" draw:z-index="14"><draw:image xlink:href="Pictures/100000000000000A0000000A92BC6A1B.png" xlink:type="simple" xlink:show="embed" xlink:actuate="onLoad" draw:mime-type="image/png"/></draw:frame></text:p>
        <text:p text:style-name="P44"/>
        <text:p text:style-name="P24"><text:span text:style-name="T9">Actionable Insights:</text:span><text:span text:style-name="T12"><text:tab/></text:span><text:span text:style-name="T11">Clear recommendations and next steps</text:span></text:p>
      </text:section>
      <text:p text:style-name="P25"><text:bookmark-start text:name="page5"/><draw:frame draw:style-name="fr2" draw:name="Image17" text:anchor-type="char" svg:x="0.6146in" svg:y="0.3752in" svg:width="0.052in" svg:height="0.052in" draw:z-index="15"><draw:image xlink:href="Pictures/100000000000000A0000000A92BC6A1B.png" xlink:type="simple" xlink:show="embed" xlink:actuate="onLoad" draw:mime-type="image/png"/></draw:frame><text:bookmark-end text:name="page5"/><text:span text:style-name="T9">Visual Consistency:</text:span><text:span text:style-name="T12"><text:tab/></text:span><text:span text:style-name="T11">Cohesive design throughout all panels</text:span></text:p>
      <text:p text:style-name="P60"><draw:frame draw:style-name="fr1" draw:name="Image18" text:anchor-type="char" svg:x="0in" svg:y="0.052in" svg:width="7.5in" svg:height="0.0161in" draw:z-index="16"><draw:image xlink:href="Pictures/10000000000005A000000002BF212069.png" xlink:type="simple" xlink:show="embed" xlink:actuate="onLoad" draw:mime-type="image/png"/></draw:frame></text:p>
      <text:p text:style-name="P41"/>
      <text:p text:style-name="P41"/>
      <text:p text:style-name="P46"/>
      <text:p text:style-name="P1"><text:span text:style-name="T2">Technical Implementation Details:</text:span></text:p>
      <text:p text:style-name="P40"/>
      <text:p text:style-name="P1"><text:span text:style-name="T10">Visualization Tools Used:</text:span></text:p>
      <text:p text:style-name="P58"><draw:frame draw:style-name="fr1" draw:name="Image19" text:anchor-type="char" svg:x="0.1146in" svg:y="0.0835in" svg:width="0.052in" svg:height="0.052in" draw:z-index="17"><draw:image xlink:href="Pictures/100000000000000A0000000A92BC6A1B.png" xlink:type="simple" xlink:show="embed" xlink:actuate="onLoad" draw:mime-type="image/png"/></draw:frame></text:p>
      <text:p text:style-name="P44"/>
      <text:p text:style-name="P18"><text:span text:style-name="T9">Primary: Matplotlib, Seaborn for static plots</text:span></text:p>
      <text:p text:style-name="P27"><draw:frame draw:style-name="fr1" draw:name="Image20" text:anchor-type="char" svg:x="0.1146in" svg:y="0.0937in" svg:width="0.052in" svg:height="0.052in" draw:z-index="18"><draw:image xlink:href="Pictures/100000000000000A0000000A92BC6A1B.png" xlink:type="simple" xlink:show="embed" xlink:actuate="onLoad" draw:mime-type="image/png"/></draw:frame></text:p>
      <text:p text:style-name="P45"/>
      <text:p text:style-name="P18"><text:span text:style-name="T9">Interactive: Plotly for web-based dashboards</text:span></text:p>
      <text:p text:style-name="P27"><draw:frame draw:style-name="fr1" draw:name="Image21" text:anchor-type="char" svg:x="0.1146in" svg:y="0.0835in" svg:width="0.052in" svg:height="0.052in" draw:z-index="19"><draw:image xlink:href="Pictures/100000000000000A0000000A92BC6A1B.png" xlink:type="simple" xlink:show="embed" xlink:actuate="onLoad" draw:mime-type="image/png"/></draw:frame></text:p>
      <text:p text:style-name="P44"/>
      <text:p text:style-name="P18"><text:span text:style-name="T9">Statistical: Scikit-learn visualization utilities</text:span></text:p>
      <text:p text:style-name="P27"><draw:frame draw:style-name="fr1" draw:name="Image22" text:anchor-type="char" svg:x="0.1146in" svg:y="0.0937in" svg:width="0.052in" svg:height="0.052in" draw:z-index="20"><draw:image xlink:href="Pictures/100000000000000A0000000A92BC6A1B.png" xlink:type="simple" xlink:show="embed" xlink:actuate="onLoad" draw:mime-type="image/png"/></draw:frame></text:p>
      <text:p text:style-name="P45"/>
      <text:p text:style-name="P18"><text:span text:style-name="T9">Web Integration: Flask template integration</text:span></text:p>
      <text:p text:style-name="P29"/>
      <text:p text:style-name="P46"/>
      <text:p text:style-name="P1"><text:span text:style-name="T10">Performance Optimization:</text:span></text:p>
      <text:p text:style-name="P58"><draw:frame draw:style-name="fr1" draw:name="Image23" text:anchor-type="char" svg:x="0.1146in" svg:y="0.0835in" svg:width="0.052in" svg:height="0.052in" draw:z-index="21"><draw:image xlink:href="Pictures/100000000000000A0000000A92BC6A1B.png" xlink:type="simple" xlink:show="embed" xlink:actuate="onLoad" draw:mime-type="image/png"/></draw:frame></text:p>
      <text:p text:style-name="P44"/>
      <text:p text:style-name="P18"><text:span text:style-name="T9">Load Time: &lt;2 seconds for dashboard rendering</text:span></text:p>
      <text:p text:style-name="P27"><draw:frame draw:style-name="fr1" draw:name="Image24" text:anchor-type="char" svg:x="0.1146in" svg:y="0.0835in" svg:width="0.052in" svg:height="0.052in" draw:z-index="22"><draw:image xlink:href="Pictures/100000000000000A0000000A92BC6A1B.png" xlink:type="simple" xlink:show="embed" xlink:actuate="onLoad" draw:mime-type="image/png"/></draw:frame></text:p>
      <text:p text:style-name="P44"/>
      <text:p text:style-name="P18"><text:span text:style-name="T9">Responsiveness: Mobile-friendly responsive design</text:span></text:p>
      <text:p text:style-name="P27"><draw:frame draw:style-name="fr1" draw:name="Image25" text:anchor-type="char" svg:x="0.1146in" svg:y="0.0937in" svg:width="0.052in" svg:height="0.052in" draw:z-index="23"><draw:image xlink:href="Pictures/100000000000000A0000000A92BC6A1B.png" xlink:type="simple" xlink:show="embed" xlink:actuate="onLoad" draw:mime-type="image/png"/></draw:frame></text:p>
      <text:p text:style-name="P45"/>
      <text:p text:style-name="P18"><text:span text:style-name="T9">Data Refresh: Real-time updates with new predictions</text:span></text:p>
      <text:p text:style-name="P27"><draw:frame draw:style-name="fr1" draw:name="Image26" text:anchor-type="char" svg:x="0.1146in" svg:y="0.0835in" svg:width="0.052in" svg:height="0.052in" draw:z-index="24"><draw:image xlink:href="Pictures/100000000000000A0000000A92BC6A1B.png" xlink:type="simple" xlink:show="embed" xlink:actuate="onLoad" draw:mime-type="image/png"/></draw:frame></text:p>
      <text:p text:style-name="P44"/>
      <text:p text:style-name="P18"><text:span text:style-name="T9">Memory Usage: Optimized for production deployment</text:span></text:p>
      <text:p text:style-name="P27"><draw:frame draw:style-name="fr1" draw:name="Image27" text:anchor-type="char" svg:x="0in" svg:y="0.0626in" svg:width="7.5in" svg:height="0.0161in" draw:z-index="25"><draw:image xlink:href="Pictures/10000000000005A000000002BF212069.png" xlink:type="simple" xlink:show="embed" xlink:actuate="onLoad" draw:mime-type="image/png"/></draw:frame></text:p>
      <text:p text:style-name="P41"/>
      <text:p text:style-name="P41"/>
      <text:p text:style-name="P48"/>
      <text:p text:style-name="P1"><text:span text:style-name="T2">Quality Assurance:</text:span></text:p>
      <text:p text:style-name="P40"/>
      <text:p text:style-name="P1"><text:span text:style-name="T10">Validation Checks Performed:</text:span></text:p>
      <text:p text:style-name="P59"/>
      <text:p text:style-name="P1"><text:span text:style-name="T9">Data Integrity: All calculations verified against manual computations</text:span></text:p>
      <text:p text:style-name="P36"/>
      <text:p text:style-name="P1"><text:span text:style-name="T9">Visual Accuracy: Charts accurately represent underlying data</text:span></text:p>
      <text:p text:style-name="P36"/>
      <text:p text:style-name="P1"><text:span text:style-name="T9">Interactive Functionality: All filters and drill-downs working correctly</text:span></text:p>
      <text:p text:style-name="P37"/>
      <text:p text:style-name="P1"><text:span text:style-name="T9">Cross-browser Compatibility: Tested on Chrome, Firefox, Safari, Edge</text:span></text:p>
      <text:p text:style-name="P36"/>
      <text:p text:style-name="P1"><text:span text:style-name="T9">Performance Standards: All visualizations load within acceptable timeframes</text:span></text:p>
      <text:p text:style-name="P29"/>
      <text:p text:style-name="P48"/>
      <text:p text:style-name="P1"><text:span text:style-name="T10">User Feedback Integration:</text:span></text:p>
      <text:p text:style-name="P58"><draw:frame draw:style-name="fr1" draw:name="Image28" text:anchor-type="char" svg:x="0.1146in" svg:y="0.0835in" svg:width="0.052in" svg:height="0.052in" draw:z-index="26"><draw:image xlink:href="Pictures/100000000000000A0000000A92BC6A1B.png" xlink:type="simple" xlink:show="embed" xlink:actuate="onLoad" draw:mime-type="image/png"/></draw:frame></text:p>
      <text:p text:style-name="P44"/>
      <text:p text:style-name="P18"><text:span text:style-name="T9">Healthcare professionals validated clinical relevance of visualizations</text:span></text:p>
      <text:p text:style-name="P27"><draw:frame draw:style-name="fr1" draw:name="Image29" text:anchor-type="char" svg:x="0.1146in" svg:y="0.0835in" svg:width="0.052in" svg:height="0.052in" draw:z-index="27"><draw:image xlink:href="Pictures/100000000000000A0000000A92BC6A1B.png" xlink:type="simple" xlink:show="embed" xlink:actuate="onLoad" draw:mime-type="image/png"/></draw:frame></text:p>
      <text:p text:style-name="P44"/>
      <text:p text:style-name="P18"><text:span text:style-name="T9">Technical reviewers confirmed accuracy of performance metrics</text:span></text:p>
      <text:p text:style-name="P27"><draw:frame draw:style-name="fr1" draw:name="Image30" text:anchor-type="char" svg:x="0.1146in" svg:y="0.0937in" svg:width="0.052in" svg:height="0.052in" draw:z-index="28"><draw:image xlink:href="Pictures/100000000000000A0000000A92BC6A1B.png" xlink:type="simple" xlink:show="embed" xlink:actuate="onLoad" draw:mime-type="image/png"/></draw:frame></text:p>
      <text:p text:style-name="P45"/>
      <text:p text:style-name="P18"><text:span text:style-name="T9">Usability testing ensured intuitive navigation and interpretation</text:span></text:p>
      <text:p text:style-name="P38"/>
      <text:p text:style-name="P70"><text:span text:style-name="T9">This comprehensive model performance testing demonstrates the robustness and reliability of the liver cirrhosis prediction system, with thorough validation of both machine learning models and data visualization component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loext:num-list-format="%1%.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811in" fo:margin-bottom="1in" fo:margin-left="0.5in" fo:margin-right="0.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602in" fo:margin-bottom="0in" fo:margin-left="0.3335in" fo:margin-right="0.333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2602in" fo:margin-bottom="1in" fo:margin-left="0.3335in" fo:margin-right="0.333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5516in" fo:margin-bottom="0.0138in" fo:margin-left="0.5in" fo:margin-right="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4335in" fo:margin-bottom="0.5571in" fo:margin-left="0.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4"/>
    <style:master-page style:name="Convert_20_4" style:display-name="Convert 4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8T17:16:06.853736059</dc:date>
    <meta:editing-duration>PT1M18S</meta:editing-duration>
    <meta:editing-cycles>1</meta:editing-cycles>
    <meta:document-statistic meta:table-count="4" meta:image-count="29" meta:object-count="0" meta:page-count="5" meta:paragraph-count="178" meta:word-count="945" meta:character-count="8232" meta:non-whitespace-character-count="7452"/>
    <meta:generator>LibreOffice/24.2.5.2$Linux_X86_64 LibreOffice_project/420$Build-2</meta:generator>
  </office:meta>
</office:document-meta>
</file>